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umber_teeth</text:p>
          </table:table-cell>
          <table:table-cell office:value-type="string" calcext:value-type="string">
            <text:p>glands</text:p>
          </table:table-cell>
          <table:table-cell office:value-type="string" calcext:value-type="string">
            <text:p>tooth_spacing</text:p>
          </table:table-cell>
          <table:table-cell office:value-type="string" calcext:value-type="string">
            <text:p>leaf_length_mm</text:p>
          </table:table-cell>
          <table:table-cell office:value-type="string" calcext:value-type="string">
            <text:p>leaf_width_mm</text:p>
          </table:table-cell>
          <table:table-cell office:value-type="string" calcext:value-type="string">
            <text:p>leaf_tip_exceeded_by_teeth</text:p>
          </table:table-cell>
          <table:table-cell office:value-type="string" calcext:value-type="string">
            <text:p>leaf_typ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1" calcext:value-type="float">
            <text:p>1</text:p>
          </table:table-cell>
          <table:table-cell office:value-type="float" office:value="40.89445" calcext:value-type="float">
            <text:p>40.89445</text:p>
          </table:table-cell>
          <table:table-cell office:value-type="float" office:value="-124.14493" calcext:value-type="float">
            <text:p>-124.14493</text:p>
          </table:table-cell>
          <table:table-cell office:value-type="string" calcext:value-type="string">
            <text:p>4;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,6,6;5,6,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1" calcext:value-type="float">
            <text:p>1</text:p>
          </table:table-cell>
          <table:table-cell office:value-type="float" office:value="40.89445" calcext:value-type="float">
            <text:p>40.89445</text:p>
          </table:table-cell>
          <table:table-cell office:value-type="float" office:value="-124.14493" calcext:value-type="float">
            <text:p>-124.14493</text:p>
          </table:table-cell>
          <table:table-cell office:value-type="string" calcext:value-type="string">
            <text:p>18;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,15,2;4,3,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2" calcext:value-type="float">
            <text:p>2</text:p>
          </table:table-cell>
          <table:table-cell office:value-type="float" office:value="40.89437" calcext:value-type="float">
            <text:p>40.89437</text:p>
          </table:table-cell>
          <table:table-cell office:value-type="float" office:value="-124.14501" calcext:value-type="float">
            <text:p>-124.14501</text:p>
          </table:table-cell>
          <table:table-cell office:value-type="string" calcext:value-type="string">
            <text:p>3;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,7;9,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2" calcext:value-type="float">
            <text:p>2</text:p>
          </table:table-cell>
          <table:table-cell office:value-type="float" office:value="40.89437" calcext:value-type="float">
            <text:p>40.89437</text:p>
          </table:table-cell>
          <table:table-cell office:value-type="float" office:value="-124.14501" calcext:value-type="float">
            <text:p>-124.14501</text:p>
          </table:table-cell>
          <table:table-cell office:value-type="string" calcext:value-type="string">
            <text:p>12;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4,5;4,3,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3" calcext:value-type="float">
            <text:p>3</text:p>
          </table:table-cell>
          <table:table-cell office:value-type="float" office:value="40.89431" calcext:value-type="float">
            <text:p>40.89431</text:p>
          </table:table-cell>
          <table:table-cell office:value-type="float" office:value="-124.1452" calcext:value-type="float">
            <text:p>-124.1452</text:p>
          </table:table-cell>
          <table:table-cell office:value-type="string" calcext:value-type="string">
            <text:p>2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;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3" calcext:value-type="float">
            <text:p>3</text:p>
          </table:table-cell>
          <table:table-cell office:value-type="float" office:value="40.89431" calcext:value-type="float">
            <text:p>40.89431</text:p>
          </table:table-cell>
          <table:table-cell office:value-type="float" office:value="-124.1452" calcext:value-type="float">
            <text:p>-124.1452</text:p>
          </table:table-cell>
          <table:table-cell office:value-type="string" calcext:value-type="string">
            <text:p>24;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,3,3;3,2,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4" calcext:value-type="float">
            <text:p>4</text:p>
          </table:table-cell>
          <table:table-cell office:value-type="float" office:value="40.89426" calcext:value-type="float">
            <text:p>40.89426</text:p>
          </table:table-cell>
          <table:table-cell office:value-type="float" office:value="-124.14538" calcext:value-type="float">
            <text:p>-124.14538</text:p>
          </table:table-cell>
          <table:table-cell office:value-type="string" calcext:value-type="string">
            <text:p>1;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4" calcext:value-type="float">
            <text:p>4</text:p>
          </table:table-cell>
          <table:table-cell office:value-type="float" office:value="40.89426" calcext:value-type="float">
            <text:p>40.89426</text:p>
          </table:table-cell>
          <table:table-cell office:value-type="float" office:value="-124.14538" calcext:value-type="float">
            <text:p>-124.14538</text:p>
          </table:table-cell>
          <table:table-cell office:value-type="string" calcext:value-type="string">
            <text:p>16;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,4,2;2,2,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5" calcext:value-type="float">
            <text:p>5</text:p>
          </table:table-cell>
          <table:table-cell office:value-type="float" office:value="40.89439" calcext:value-type="float">
            <text:p>40.89439</text:p>
          </table:table-cell>
          <table:table-cell office:value-type="float" office:value="-124.14508" calcext:value-type="float">
            <text:p>-124.14508</text:p>
          </table:table-cell>
          <table:table-cell office:value-type="string" calcext:value-type="string">
            <text:p>2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,6;5,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5" calcext:value-type="float">
            <text:p>5</text:p>
          </table:table-cell>
          <table:table-cell office:value-type="float" office:value="40.89439" calcext:value-type="float">
            <text:p>40.89439</text:p>
          </table:table-cell>
          <table:table-cell office:value-type="float" office:value="-124.14508" calcext:value-type="float">
            <text:p>-124.14508</text:p>
          </table:table-cell>
          <table:table-cell office:value-type="string" calcext:value-type="string">
            <text:p>19;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,5,5;2,5,2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6" calcext:value-type="float">
            <text:p>6</text:p>
          </table:table-cell>
          <table:table-cell office:value-type="float" office:value="40.89457" calcext:value-type="float">
            <text:p>40.89457</text:p>
          </table:table-cell>
          <table:table-cell office:value-type="float" office:value="-124.14507" calcext:value-type="float">
            <text:p>-124.14507</text:p>
          </table:table-cell>
          <table:table-cell office:value-type="string" calcext:value-type="string">
            <text:p>2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;1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6" calcext:value-type="float">
            <text:p>6</text:p>
          </table:table-cell>
          <table:table-cell office:value-type="float" office:value="40.89457" calcext:value-type="float">
            <text:p>40.89457</text:p>
          </table:table-cell>
          <table:table-cell office:value-type="float" office:value="-124.14507" calcext:value-type="float">
            <text:p>-124.14507</text:p>
          </table:table-cell>
          <table:table-cell office:value-type="string" calcext:value-type="string">
            <text:p>6;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,3,3;3,3,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7" calcext:value-type="float">
            <text:p>7</text:p>
          </table:table-cell>
          <table:table-cell office:value-type="float" office:value="40.89471" calcext:value-type="float">
            <text:p>40.89471</text:p>
          </table:table-cell>
          <table:table-cell office:value-type="float" office:value="-124.14505" calcext:value-type="float">
            <text:p>-124.14505</text:p>
          </table:table-cell>
          <table:table-cell office:value-type="string" calcext:value-type="string">
            <text:p>3;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,4;18,8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7" calcext:value-type="float">
            <text:p>7</text:p>
          </table:table-cell>
          <table:table-cell office:value-type="float" office:value="40.89471" calcext:value-type="float">
            <text:p>40.89471</text:p>
          </table:table-cell>
          <table:table-cell office:value-type="float" office:value="-124.14505" calcext:value-type="float">
            <text:p>-124.14505</text:p>
          </table:table-cell>
          <table:table-cell office:value-type="string" calcext:value-type="string">
            <text:p>16;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2,3;3,2,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8" calcext:value-type="float">
            <text:p>8</text:p>
          </table:table-cell>
          <table:table-cell office:value-type="float" office:value="40.89486" calcext:value-type="float">
            <text:p>40.89486</text:p>
          </table:table-cell>
          <table:table-cell office:value-type="float" office:value="-124.14502" calcext:value-type="float">
            <text:p>-124.14502</text:p>
          </table:table-cell>
          <table:table-cell office:value-type="string" calcext:value-type="string">
            <text:p>2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;1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8" calcext:value-type="float">
            <text:p>8</text:p>
          </table:table-cell>
          <table:table-cell office:value-type="float" office:value="40.89486" calcext:value-type="float">
            <text:p>40.89486</text:p>
          </table:table-cell>
          <table:table-cell office:value-type="float" office:value="-124.14502" calcext:value-type="float">
            <text:p>-124.14502</text:p>
          </table:table-cell>
          <table:table-cell office:value-type="string" calcext:value-type="string">
            <text:p>14;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,3,4;4,4,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9" calcext:value-type="float">
            <text:p>9</text:p>
          </table:table-cell>
          <table:table-cell office:value-type="float" office:value="40.89497" calcext:value-type="float">
            <text:p>40.89497</text:p>
          </table:table-cell>
          <table:table-cell office:value-type="float" office:value="-124.14501" calcext:value-type="float">
            <text:p>-124.14501</text:p>
          </table:table-cell>
          <table:table-cell office:value-type="string" calcext:value-type="string">
            <text:p>2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;1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9" calcext:value-type="float">
            <text:p>9</text:p>
          </table:table-cell>
          <table:table-cell office:value-type="float" office:value="40.89497" calcext:value-type="float">
            <text:p>40.89497</text:p>
          </table:table-cell>
          <table:table-cell office:value-type="float" office:value="-124.14501" calcext:value-type="float">
            <text:p>-124.14501</text:p>
          </table:table-cell>
          <table:table-cell office:value-type="string" calcext:value-type="string">
            <text:p>7;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6,4;5,4,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10" calcext:value-type="float">
            <text:p>10</text:p>
          </table:table-cell>
          <table:table-cell office:value-type="float" office:value="40.8951" calcext:value-type="float">
            <text:p>40.8951</text:p>
          </table:table-cell>
          <table:table-cell office:value-type="float" office:value="-124.14511" calcext:value-type="float">
            <text:p>-124.14511</text:p>
          </table:table-cell>
          <table:table-cell office:value-type="string" calcext:value-type="string">
            <text:p>2;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;5,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10" calcext:value-type="float">
            <text:p>10</text:p>
          </table:table-cell>
          <table:table-cell office:value-type="float" office:value="40.8951" calcext:value-type="float">
            <text:p>40.8951</text:p>
          </table:table-cell>
          <table:table-cell office:value-type="float" office:value="-124.14511" calcext:value-type="float">
            <text:p>-124.14511</text:p>
          </table:table-cell>
          <table:table-cell office:value-type="string" calcext:value-type="string">
            <text:p>15;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,4,3;7,4,4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11" calcext:value-type="float">
            <text:p>11</text:p>
          </table:table-cell>
          <table:table-cell office:value-type="float" office:value="40.89492" calcext:value-type="float">
            <text:p>40.89492</text:p>
          </table:table-cell>
          <table:table-cell office:value-type="float" office:value="-124.14509" calcext:value-type="float">
            <text:p>-124.14509</text:p>
          </table:table-cell>
          <table:table-cell office:value-type="string" calcext:value-type="string">
            <text:p>4;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,10,8;6,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11" calcext:value-type="float">
            <text:p>11</text:p>
          </table:table-cell>
          <table:table-cell office:value-type="float" office:value="40.89492" calcext:value-type="float">
            <text:p>40.89492</text:p>
          </table:table-cell>
          <table:table-cell office:value-type="float" office:value="-124.14509" calcext:value-type="float">
            <text:p>-124.14509</text:p>
          </table:table-cell>
          <table:table-cell office:value-type="string" calcext:value-type="string">
            <text:p>9;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4,4;7,3,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12" calcext:value-type="float">
            <text:p>12</text:p>
          </table:table-cell>
          <table:table-cell office:value-type="float" office:value="40.89484" calcext:value-type="float">
            <text:p>40.89484</text:p>
          </table:table-cell>
          <table:table-cell office:value-type="float" office:value="-124.14514" calcext:value-type="float">
            <text:p>-124.14514</text:p>
          </table:table-cell>
          <table:table-cell office:value-type="string" calcext:value-type="string">
            <text:p>1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1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12" calcext:value-type="float">
            <text:p>12</text:p>
          </table:table-cell>
          <table:table-cell office:value-type="float" office:value="40.89484" calcext:value-type="float">
            <text:p>40.89484</text:p>
          </table:table-cell>
          <table:table-cell office:value-type="float" office:value="-124.14514" calcext:value-type="float">
            <text:p>-124.14514</text:p>
          </table:table-cell>
          <table:table-cell office:value-type="string" calcext:value-type="string">
            <text:p>9;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,5,5;3,3,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7.2021</text:p>
          </table:table-cell>
          <table:table-cell office:value-type="string" calcext:value-type="string">
            <text:p>Hollows_7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13" calcext:value-type="float">
            <text:p>13</text:p>
          </table:table-cell>
          <table:table-cell office:value-type="float" office:value="40.89553" calcext:value-type="float">
            <text:p>40.89553</text:p>
          </table:table-cell>
          <table:table-cell office:value-type="float" office:value="-124.13315" calcext:value-type="float">
            <text:p>-124.13315</text:p>
          </table:table-cell>
          <table:table-cell office:value-type="string" calcext:value-type="string">
            <text:p>4;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,4,3;6,4,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8.2021</text:p>
          </table:table-cell>
          <table:table-cell office:value-type="string" calcext:value-type="string">
            <text:p>Shifting_dunes_entry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13" calcext:value-type="float">
            <text:p>13</text:p>
          </table:table-cell>
          <table:table-cell office:value-type="float" office:value="40.89553" calcext:value-type="float">
            <text:p>40.89553</text:p>
          </table:table-cell>
          <table:table-cell office:value-type="float" office:value="-124.13315" calcext:value-type="float">
            <text:p>-124.13315</text:p>
          </table:table-cell>
          <table:table-cell office:value-type="string" calcext:value-type="string">
            <text:p>16;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,4,3;4,2,3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8.2021</text:p>
          </table:table-cell>
          <table:table-cell office:value-type="string" calcext:value-type="string">
            <text:p>Shifting_dunes_entry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14" calcext:value-type="float">
            <text:p>14</text:p>
          </table:table-cell>
          <table:table-cell office:value-type="float" office:value="40.89371" calcext:value-type="float">
            <text:p>40.89371</text:p>
          </table:table-cell>
          <table:table-cell office:value-type="float" office:value="-124.14616" calcext:value-type="float">
            <text:p>-124.14616</text:p>
          </table:table-cell>
          <table:table-cell office:value-type="string" calcext:value-type="string">
            <text:p>2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;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8.2021</text:p>
          </table:table-cell>
          <table:table-cell office:value-type="string" calcext:value-type="string">
            <text:p>Vista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14" calcext:value-type="float">
            <text:p>14</text:p>
          </table:table-cell>
          <table:table-cell office:value-type="float" office:value="40.89371" calcext:value-type="float">
            <text:p>40.89371</text:p>
          </table:table-cell>
          <table:table-cell office:value-type="float" office:value="-124.14616" calcext:value-type="float">
            <text:p>-124.14616</text:p>
          </table:table-cell>
          <table:table-cell office:value-type="string" calcext:value-type="string">
            <text:p>21;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,4,2;4,2,3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8.2021</text:p>
          </table:table-cell>
          <table:table-cell office:value-type="string" calcext:value-type="string">
            <text:p>Vista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15" calcext:value-type="float">
            <text:p>15</text:p>
          </table:table-cell>
          <table:table-cell office:value-type="float" office:value="40.89389" calcext:value-type="float">
            <text:p>40.89389</text:p>
          </table:table-cell>
          <table:table-cell office:value-type="float" office:value="-124.14622" calcext:value-type="float">
            <text:p>-124.14622</text:p>
          </table:table-cell>
          <table:table-cell office:value-type="string" calcext:value-type="string">
            <text:p>2;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;4,1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8.2021</text:p>
          </table:table-cell>
          <table:table-cell office:value-type="string" calcext:value-type="string">
            <text:p>Vista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15" calcext:value-type="float">
            <text:p>15</text:p>
          </table:table-cell>
          <table:table-cell office:value-type="float" office:value="40.89389" calcext:value-type="float">
            <text:p>40.89389</text:p>
          </table:table-cell>
          <table:table-cell office:value-type="float" office:value="-124.14622" calcext:value-type="float">
            <text:p>-124.14622</text:p>
          </table:table-cell>
          <table:table-cell office:value-type="string" calcext:value-type="string">
            <text:p>13;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,4,3;3,3,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8.2021</text:p>
          </table:table-cell>
          <table:table-cell office:value-type="string" calcext:value-type="string">
            <text:p>Vista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16" calcext:value-type="float">
            <text:p>16</text:p>
          </table:table-cell>
          <table:table-cell office:value-type="float" office:value="40.89393" calcext:value-type="float">
            <text:p>40.89393</text:p>
          </table:table-cell>
          <table:table-cell office:value-type="float" office:value="-124.14645" calcext:value-type="float">
            <text:p>-124.14645</text:p>
          </table:table-cell>
          <table:table-cell office:value-type="string" calcext:value-type="string">
            <text:p>1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8.2021</text:p>
          </table:table-cell>
          <table:table-cell office:value-type="string" calcext:value-type="string">
            <text:p>Vista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16" calcext:value-type="float">
            <text:p>16</text:p>
          </table:table-cell>
          <table:table-cell office:value-type="float" office:value="40.89393" calcext:value-type="float">
            <text:p>40.89393</text:p>
          </table:table-cell>
          <table:table-cell office:value-type="float" office:value="-124.14645" calcext:value-type="float">
            <text:p>-124.14645</text:p>
          </table:table-cell>
          <table:table-cell office:value-type="string" calcext:value-type="string">
            <text:p>18;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,1,4;4,4,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8.2021</text:p>
          </table:table-cell>
          <table:table-cell office:value-type="string" calcext:value-type="string">
            <text:p>Vista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17" calcext:value-type="float">
            <text:p>17</text:p>
          </table:table-cell>
          <table:table-cell office:value-type="float" office:value="40.89517" calcext:value-type="float">
            <text:p>40.89517</text:p>
          </table:table-cell>
          <table:table-cell office:value-type="float" office:value="-124.14857" calcext:value-type="float">
            <text:p>-124.14857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lver_Be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17" calcext:value-type="float">
            <text:p>17</text:p>
          </table:table-cell>
          <table:table-cell office:value-type="float" office:value="40.89517" calcext:value-type="float">
            <text:p>40.89517</text:p>
          </table:table-cell>
          <table:table-cell office:value-type="float" office:value="-124.14857" calcext:value-type="float">
            <text:p>-124.14857</text:p>
          </table:table-cell>
          <table:table-cell office:value-type="string" calcext:value-type="string">
            <text:p>14;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,5,5;4,4,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lver_Be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18" calcext:value-type="float">
            <text:p>18</text:p>
          </table:table-cell>
          <table:table-cell office:value-type="float" office:value="40.89289" calcext:value-type="float">
            <text:p>40.89289</text:p>
          </table:table-cell>
          <table:table-cell office:value-type="float" office:value="-124.1464" calcext:value-type="float">
            <text:p>-124.1464</text:p>
          </table:table-cell>
          <table:table-cell office:value-type="string" calcext:value-type="string">
            <text:p>1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1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lver_Be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18" calcext:value-type="float">
            <text:p>18</text:p>
          </table:table-cell>
          <table:table-cell office:value-type="float" office:value="40.89289" calcext:value-type="float">
            <text:p>40.89289</text:p>
          </table:table-cell>
          <table:table-cell office:value-type="float" office:value="-124.1464" calcext:value-type="float">
            <text:p>-124.1464</text:p>
          </table:table-cell>
          <table:table-cell office:value-type="string" calcext:value-type="string">
            <text:p>7;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5,4;5,5,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lver_Be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19" calcext:value-type="float">
            <text:p>19</text:p>
          </table:table-cell>
          <table:table-cell office:value-type="float" office:value="40.89086" calcext:value-type="float">
            <text:p>40.89086</text:p>
          </table:table-cell>
          <table:table-cell office:value-type="float" office:value="-124.14738" calcext:value-type="float">
            <text:p>-124.14738</text:p>
          </table:table-cell>
          <table:table-cell office:value-type="string" calcext:value-type="string">
            <text:p>2;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;20,1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19" calcext:value-type="float">
            <text:p>19</text:p>
          </table:table-cell>
          <table:table-cell office:value-type="float" office:value="40.89086" calcext:value-type="float">
            <text:p>40.89086</text:p>
          </table:table-cell>
          <table:table-cell office:value-type="float" office:value="-124.14738" calcext:value-type="float">
            <text:p>-124.14738</text:p>
          </table:table-cell>
          <table:table-cell office:value-type="string" calcext:value-type="string">
            <text:p>29;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,5,4;5,3,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20" calcext:value-type="float">
            <text:p>20</text:p>
          </table:table-cell>
          <table:table-cell office:value-type="float" office:value="40.89081" calcext:value-type="float">
            <text:p>40.89081</text:p>
          </table:table-cell>
          <table:table-cell office:value-type="float" office:value="-124.14725" calcext:value-type="float">
            <text:p>-124.14725</text:p>
          </table:table-cell>
          <table:table-cell office:value-type="string" calcext:value-type="string">
            <text:p>2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5;1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20" calcext:value-type="float">
            <text:p>20</text:p>
          </table:table-cell>
          <table:table-cell office:value-type="float" office:value="40.89081" calcext:value-type="float">
            <text:p>40.89081</text:p>
          </table:table-cell>
          <table:table-cell office:value-type="float" office:value="-124.14725" calcext:value-type="float">
            <text:p>-124.14725</text:p>
          </table:table-cell>
          <table:table-cell office:value-type="string" calcext:value-type="string">
            <text:p>9;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,6,4;7,4,2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21" calcext:value-type="float">
            <text:p>21</text:p>
          </table:table-cell>
          <table:table-cell office:value-type="float" office:value="40.89069" calcext:value-type="float">
            <text:p>40.89069</text:p>
          </table:table-cell>
          <table:table-cell office:value-type="float" office:value="-124.14733" calcext:value-type="float">
            <text:p>-124.14733</text:p>
          </table:table-cell>
          <table:table-cell office:value-type="string" calcext:value-type="string">
            <text:p>4;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,7,11;20,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21" calcext:value-type="float">
            <text:p>21</text:p>
          </table:table-cell>
          <table:table-cell office:value-type="float" office:value="40.89069" calcext:value-type="float">
            <text:p>40.89069</text:p>
          </table:table-cell>
          <table:table-cell office:value-type="float" office:value="-124.14733" calcext:value-type="float">
            <text:p>-124.14733</text:p>
          </table:table-cell>
          <table:table-cell office:value-type="string" calcext:value-type="string">
            <text:p>16;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3,4;5,4,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22" calcext:value-type="float">
            <text:p>22</text:p>
          </table:table-cell>
          <table:table-cell office:value-type="float" office:value="40.89059" calcext:value-type="float">
            <text:p>40.89059</text:p>
          </table:table-cell>
          <table:table-cell office:value-type="float" office:value="-124.14727" calcext:value-type="float">
            <text:p>-124.14727</text:p>
          </table:table-cell>
          <table:table-cell office:value-type="string" calcext:value-type="string">
            <text:p>1;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22" calcext:value-type="float">
            <text:p>22</text:p>
          </table:table-cell>
          <table:table-cell office:value-type="float" office:value="40.89059" calcext:value-type="float">
            <text:p>40.89059</text:p>
          </table:table-cell>
          <table:table-cell office:value-type="float" office:value="-124.14727" calcext:value-type="float">
            <text:p>-124.14727</text:p>
          </table:table-cell>
          <table:table-cell office:value-type="string" calcext:value-type="string">
            <text:p>13;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,4,8;1,7,5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23" calcext:value-type="float">
            <text:p>23</text:p>
          </table:table-cell>
          <table:table-cell office:value-type="float" office:value="40.89083" calcext:value-type="float">
            <text:p>40.89083</text:p>
          </table:table-cell>
          <table:table-cell office:value-type="float" office:value="-124.14711" calcext:value-type="float">
            <text:p>-124.14711</text:p>
          </table:table-cell>
          <table:table-cell office:value-type="string" calcext:value-type="string">
            <text:p>2;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5;0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23" calcext:value-type="float">
            <text:p>23</text:p>
          </table:table-cell>
          <table:table-cell office:value-type="float" office:value="40.89083" calcext:value-type="float">
            <text:p>40.89083</text:p>
          </table:table-cell>
          <table:table-cell office:value-type="float" office:value="-124.14711" calcext:value-type="float">
            <text:p>-124.14711</text:p>
          </table:table-cell>
          <table:table-cell office:value-type="string" calcext:value-type="string">
            <text:p>17;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7,3;6,3,4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24" calcext:value-type="float">
            <text:p>24</text:p>
          </table:table-cell>
          <table:table-cell office:value-type="float" office:value="40.89067" calcext:value-type="float">
            <text:p>40.89067</text:p>
          </table:table-cell>
          <table:table-cell office:value-type="float" office:value="-124.14707" calcext:value-type="float">
            <text:p>-124.14707</text:p>
          </table:table-cell>
          <table:table-cell office:value-type="string" calcext:value-type="string">
            <text:p>1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1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24" calcext:value-type="float">
            <text:p>24</text:p>
          </table:table-cell>
          <table:table-cell office:value-type="float" office:value="40.89067" calcext:value-type="float">
            <text:p>40.89067</text:p>
          </table:table-cell>
          <table:table-cell office:value-type="float" office:value="-124.14707" calcext:value-type="float">
            <text:p>-124.14707</text:p>
          </table:table-cell>
          <table:table-cell office:value-type="string" calcext:value-type="string">
            <text:p>13;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,6,6;6,4,8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25" calcext:value-type="float">
            <text:p>25</text:p>
          </table:table-cell>
          <table:table-cell office:value-type="float" office:value="40.89029" calcext:value-type="float">
            <text:p>40.89029</text:p>
          </table:table-cell>
          <table:table-cell office:value-type="float" office:value="-124.14706" calcext:value-type="float">
            <text:p>-124.14706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25" calcext:value-type="float">
            <text:p>25</text:p>
          </table:table-cell>
          <table:table-cell office:value-type="float" office:value="40.89029" calcext:value-type="float">
            <text:p>40.89029</text:p>
          </table:table-cell>
          <table:table-cell office:value-type="float" office:value="-124.14706" calcext:value-type="float">
            <text:p>-124.14706</text:p>
          </table:table-cell>
          <table:table-cell office:value-type="string" calcext:value-type="string">
            <text:p>24;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2,2;3,2,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26" calcext:value-type="float">
            <text:p>26</text:p>
          </table:table-cell>
          <table:table-cell office:value-type="float" office:value="40.89058" calcext:value-type="float">
            <text:p>40.89058</text:p>
          </table:table-cell>
          <table:table-cell office:value-type="float" office:value="-124.14671" calcext:value-type="float">
            <text:p>-124.14671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26" calcext:value-type="float">
            <text:p>26</text:p>
          </table:table-cell>
          <table:table-cell office:value-type="float" office:value="40.89058" calcext:value-type="float">
            <text:p>40.89058</text:p>
          </table:table-cell>
          <table:table-cell office:value-type="float" office:value="-124.14671" calcext:value-type="float">
            <text:p>-124.14671</text:p>
          </table:table-cell>
          <table:table-cell office:value-type="string" calcext:value-type="string">
            <text:p>23;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,3,3;3,4,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27" calcext:value-type="float">
            <text:p>27</text:p>
          </table:table-cell>
          <table:table-cell office:value-type="float" office:value="40.89046" calcext:value-type="float">
            <text:p>40.89046</text:p>
          </table:table-cell>
          <table:table-cell office:value-type="float" office:value="-124.14668" calcext:value-type="float">
            <text:p>-124.14668</text:p>
          </table:table-cell>
          <table:table-cell office:value-type="string" calcext:value-type="string">
            <text:p>2;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5;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27" calcext:value-type="float">
            <text:p>27</text:p>
          </table:table-cell>
          <table:table-cell office:value-type="float" office:value="40.89046" calcext:value-type="float">
            <text:p>40.89046</text:p>
          </table:table-cell>
          <table:table-cell office:value-type="float" office:value="-124.14668" calcext:value-type="float">
            <text:p>-124.14668</text:p>
          </table:table-cell>
          <table:table-cell office:value-type="string" calcext:value-type="string">
            <text:p>21;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2,4,2;8,5,4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28" calcext:value-type="float">
            <text:p>28</text:p>
          </table:table-cell>
          <table:table-cell office:value-type="float" office:value="40.89032" calcext:value-type="float">
            <text:p>40.89032</text:p>
          </table:table-cell>
          <table:table-cell office:value-type="float" office:value="-124.14651" calcext:value-type="float">
            <text:p>-124.14651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28" calcext:value-type="float">
            <text:p>28</text:p>
          </table:table-cell>
          <table:table-cell office:value-type="float" office:value="40.89032" calcext:value-type="float">
            <text:p>40.89032</text:p>
          </table:table-cell>
          <table:table-cell office:value-type="float" office:value="-124.14651" calcext:value-type="float">
            <text:p>-124.14651</text:p>
          </table:table-cell>
          <table:table-cell office:value-type="string" calcext:value-type="string">
            <text:p>13;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;6,10;12,5,7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29" calcext:value-type="float">
            <text:p>29</text:p>
          </table:table-cell>
          <table:table-cell office:value-type="float" office:value="40.89003" calcext:value-type="float">
            <text:p>40.89003</text:p>
          </table:table-cell>
          <table:table-cell office:value-type="float" office:value="-124.14638" calcext:value-type="float">
            <text:p>-124.14638</text:p>
          </table:table-cell>
          <table:table-cell office:value-type="string" calcext:value-type="string">
            <text:p>3;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,17;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29" calcext:value-type="float">
            <text:p>29</text:p>
          </table:table-cell>
          <table:table-cell office:value-type="float" office:value="40.89003" calcext:value-type="float">
            <text:p>40.89003</text:p>
          </table:table-cell>
          <table:table-cell office:value-type="float" office:value="-124.14638" calcext:value-type="float">
            <text:p>-124.14638</text:p>
          </table:table-cell>
          <table:table-cell office:value-type="string" calcext:value-type="string">
            <text:p>15;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,5,3;6,3,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19.2021</text:p>
          </table:table-cell>
          <table:table-cell office:value-type="string" calcext:value-type="string">
            <text:p>Sitka_Spruce</text:p>
          </table:table-cell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30" calcext:value-type="float">
            <text:p>30</text:p>
          </table:table-cell>
          <table:table-cell office:value-type="float" office:value="40.89396" calcext:value-type="float">
            <text:p>40.89396</text:p>
          </table:table-cell>
          <table:table-cell office:value-type="float" office:value="-124.14574" calcext:value-type="float">
            <text:p>-124.14574</text:p>
          </table:table-cell>
          <table:table-cell office:value-type="string" calcext:value-type="string">
            <text:p>18;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,3,2;4,2,3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31" calcext:value-type="float">
            <text:p>31</text:p>
          </table:table-cell>
          <table:table-cell office:value-type="float" office:value="40.8946" calcext:value-type="float">
            <text:p>40.8946</text:p>
          </table:table-cell>
          <table:table-cell office:value-type="float" office:value="-124.14463" calcext:value-type="float">
            <text:p>-124.14463</text:p>
          </table:table-cell>
          <table:table-cell office:value-type="string" calcext:value-type="string">
            <text:p>19;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,6,5;5,8,6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32" calcext:value-type="float">
            <text:p>32</text:p>
          </table:table-cell>
          <table:table-cell office:value-type="float" office:value="40.89536" calcext:value-type="float">
            <text:p>40.89536</text:p>
          </table:table-cell>
          <table:table-cell office:value-type="float" office:value="-124.14474" calcext:value-type="float">
            <text:p>-124.14474</text:p>
          </table:table-cell>
          <table:table-cell office:value-type="string" calcext:value-type="string">
            <text:p>15;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1,4,3;7,6,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33" calcext:value-type="float">
            <text:p>33</text:p>
          </table:table-cell>
          <table:table-cell office:value-type="float" office:value="40.89557" calcext:value-type="float">
            <text:p>40.89557</text:p>
          </table:table-cell>
          <table:table-cell office:value-type="float" office:value="-124.14485" calcext:value-type="float">
            <text:p>-124.14485</text:p>
          </table:table-cell>
          <table:table-cell office:value-type="string" calcext:value-type="string">
            <text:p>9;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3,11;5,5,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34" calcext:value-type="float">
            <text:p>34</text:p>
          </table:table-cell>
          <table:table-cell office:value-type="float" office:value="40.89589" calcext:value-type="float">
            <text:p>40.89589</text:p>
          </table:table-cell>
          <table:table-cell office:value-type="float" office:value="-124.14438" calcext:value-type="float">
            <text:p>-124.14438</text:p>
          </table:table-cell>
          <table:table-cell office:value-type="string" calcext:value-type="string">
            <text:p>11;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2,5,8;7,3,8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morella_californica</text:p>
          </table:table-cell>
          <table:table-cell office:value-type="float" office:value="35" calcext:value-type="float">
            <text:p>35</text:p>
          </table:table-cell>
          <table:table-cell office:value-type="float" office:value="40.89514" calcext:value-type="float">
            <text:p>40.89514</text:p>
          </table:table-cell>
          <table:table-cell office:value-type="float" office:value="-124.14438" calcext:value-type="float">
            <text:p>-124.14438</text:p>
          </table:table-cell>
          <table:table-cell office:value-type="string" calcext:value-type="string">
            <text:p>8;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,12,11;24,17,11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ULIN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36" calcext:value-type="float">
            <text:p>36</text:p>
          </table:table-cell>
          <table:table-cell office:value-type="float" office:value="40.8889" calcext:value-type="float">
            <text:p>40.8889</text:p>
          </table:table-cell>
          <table:table-cell office:value-type="float" office:value="-124.14697" calcext:value-type="float">
            <text:p>-124.14697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36" calcext:value-type="float">
            <text:p>36</text:p>
          </table:table-cell>
          <table:table-cell office:value-type="float" office:value="40.8889" calcext:value-type="float">
            <text:p>40.8889</text:p>
          </table:table-cell>
          <table:table-cell office:value-type="float" office:value="-124.14697" calcext:value-type="float">
            <text:p>-124.14697</text:p>
          </table:table-cell>
          <table:table-cell office:value-type="string" calcext:value-type="string">
            <text:p>14;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2,4;7,1,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37" calcext:value-type="float">
            <text:p>37</text:p>
          </table:table-cell>
          <table:table-cell office:value-type="float" office:value="40.88895" calcext:value-type="float">
            <text:p>40.88895</text:p>
          </table:table-cell>
          <table:table-cell office:value-type="float" office:value="-124.14659" calcext:value-type="float">
            <text:p>-124.14659</text:p>
          </table:table-cell>
          <table:table-cell office:value-type="string" calcext:value-type="string">
            <text:p>4;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4,10,2;12,11,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37" calcext:value-type="float">
            <text:p>37</text:p>
          </table:table-cell>
          <table:table-cell office:value-type="float" office:value="40.88895" calcext:value-type="float">
            <text:p>40.88895</text:p>
          </table:table-cell>
          <table:table-cell office:value-type="float" office:value="-124.14659" calcext:value-type="float">
            <text:p>-124.14659</text:p>
          </table:table-cell>
          <table:table-cell office:value-type="string" calcext:value-type="string">
            <text:p>31;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,4,2;7,6,4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38" calcext:value-type="float">
            <text:p>38</text:p>
          </table:table-cell>
          <table:table-cell office:value-type="float" office:value="40.88975" calcext:value-type="float">
            <text:p>40.88975</text:p>
          </table:table-cell>
          <table:table-cell office:value-type="float" office:value="-124.14648" calcext:value-type="float">
            <text:p>-124.14648</text:p>
          </table:table-cell>
          <table:table-cell office:value-type="string" calcext:value-type="string">
            <text:p>2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;1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38" calcext:value-type="float">
            <text:p>38</text:p>
          </table:table-cell>
          <table:table-cell office:value-type="float" office:value="40.88975" calcext:value-type="float">
            <text:p>40.88975</text:p>
          </table:table-cell>
          <table:table-cell office:value-type="float" office:value="-124.14648" calcext:value-type="float">
            <text:p>-124.14648</text:p>
          </table:table-cell>
          <table:table-cell office:value-type="string" calcext:value-type="string">
            <text:p>15;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,5,6;6,6,6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39" calcext:value-type="float">
            <text:p>39</text:p>
          </table:table-cell>
          <table:table-cell office:value-type="float" office:value="40.8896" calcext:value-type="float">
            <text:p>40.8896</text:p>
          </table:table-cell>
          <table:table-cell office:value-type="float" office:value="-124.14648" calcext:value-type="float">
            <text:p>-124.14648</text:p>
          </table:table-cell>
          <table:table-cell office:value-type="string" calcext:value-type="string">
            <text:p>1;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;1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39" calcext:value-type="float">
            <text:p>39</text:p>
          </table:table-cell>
          <table:table-cell office:value-type="float" office:value="40.8896" calcext:value-type="float">
            <text:p>40.8896</text:p>
          </table:table-cell>
          <table:table-cell office:value-type="float" office:value="-124.14648" calcext:value-type="float">
            <text:p>-124.14648</text:p>
          </table:table-cell>
          <table:table-cell office:value-type="string" calcext:value-type="string">
            <text:p>12;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,7,9;6,9,6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ULIN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40" calcext:value-type="float">
            <text:p>40</text:p>
          </table:table-cell>
          <table:table-cell office:value-type="float" office:value="40.88957" calcext:value-type="float">
            <text:p>40.88957</text:p>
          </table:table-cell>
          <table:table-cell office:value-type="float" office:value="-124.14632" calcext:value-type="float">
            <text:p>-124.14632</text:p>
          </table:table-cell>
          <table:table-cell office:value-type="string" calcext:value-type="string">
            <text:p>2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;1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ULIN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40" calcext:value-type="float">
            <text:p>40</text:p>
          </table:table-cell>
          <table:table-cell office:value-type="float" office:value="40.88957" calcext:value-type="float">
            <text:p>40.88957</text:p>
          </table:table-cell>
          <table:table-cell office:value-type="float" office:value="-124.14632" calcext:value-type="float">
            <text:p>-124.14632</text:p>
          </table:table-cell>
          <table:table-cell office:value-type="string" calcext:value-type="string">
            <text:p>24;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,5,2;3,3,3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41" calcext:value-type="float">
            <text:p>41</text:p>
          </table:table-cell>
          <table:table-cell office:value-type="float" office:value="40.88923" calcext:value-type="float">
            <text:p>40.88923</text:p>
          </table:table-cell>
          <table:table-cell office:value-type="float" office:value="-124.14617" calcext:value-type="float">
            <text:p>-124.14617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41" calcext:value-type="float">
            <text:p>41</text:p>
          </table:table-cell>
          <table:table-cell office:value-type="float" office:value="40.88923" calcext:value-type="float">
            <text:p>40.88923</text:p>
          </table:table-cell>
          <table:table-cell office:value-type="float" office:value="-124.14617" calcext:value-type="float">
            <text:p>-124.14617</text:p>
          </table:table-cell>
          <table:table-cell office:value-type="string" calcext:value-type="string">
            <text:p>21;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,4,6;6,7,5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42" calcext:value-type="float">
            <text:p>42</text:p>
          </table:table-cell>
          <table:table-cell office:value-type="float" office:value="40.88904" calcext:value-type="float">
            <text:p>40.88904</text:p>
          </table:table-cell>
          <table:table-cell office:value-type="float" office:value="-124.14592" calcext:value-type="float">
            <text:p>-124.14592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ULIN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42" calcext:value-type="float">
            <text:p>42</text:p>
          </table:table-cell>
          <table:table-cell office:value-type="float" office:value="40.88904" calcext:value-type="float">
            <text:p>40.88904</text:p>
          </table:table-cell>
          <table:table-cell office:value-type="float" office:value="-124.14592" calcext:value-type="float">
            <text:p>-124.14592</text:p>
          </table:table-cell>
          <table:table-cell office:value-type="string" calcext:value-type="string">
            <text:p>17;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4,3;8,2,4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43" calcext:value-type="float">
            <text:p>43</text:p>
          </table:table-cell>
          <table:table-cell office:value-type="float" office:value="40.8858" calcext:value-type="float">
            <text:p>40.8858</text:p>
          </table:table-cell>
          <table:table-cell office:value-type="float" office:value="-124.14561" calcext:value-type="float">
            <text:p>-124.14561</text:p>
          </table:table-cell>
          <table:table-cell office:value-type="string" calcext:value-type="string">
            <text:p>2;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;9,1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43" calcext:value-type="float">
            <text:p>43</text:p>
          </table:table-cell>
          <table:table-cell office:value-type="float" office:value="40.8858" calcext:value-type="float">
            <text:p>40.8858</text:p>
          </table:table-cell>
          <table:table-cell office:value-type="float" office:value="-124.14561" calcext:value-type="float">
            <text:p>-124.14561</text:p>
          </table:table-cell>
          <table:table-cell office:value-type="string" calcext:value-type="string">
            <text:p>32;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,3,5;10,4,4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44" calcext:value-type="float">
            <text:p>44</text:p>
          </table:table-cell>
          <table:table-cell office:value-type="float" office:value="40.88881" calcext:value-type="float">
            <text:p>40.88881</text:p>
          </table:table-cell>
          <table:table-cell office:value-type="float" office:value="-124.14556" calcext:value-type="float">
            <text:p>-124.14556</text:p>
          </table:table-cell>
          <table:table-cell office:value-type="string" calcext:value-type="string">
            <text:p>4;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,10,11;12,9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44" calcext:value-type="float">
            <text:p>44</text:p>
          </table:table-cell>
          <table:table-cell office:value-type="float" office:value="40.88881" calcext:value-type="float">
            <text:p>40.88881</text:p>
          </table:table-cell>
          <table:table-cell office:value-type="float" office:value="-124.14556" calcext:value-type="float">
            <text:p>-124.14556</text:p>
          </table:table-cell>
          <table:table-cell office:value-type="string" calcext:value-type="string">
            <text:p>16;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,6,7;5,6,3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45" calcext:value-type="float">
            <text:p>45</text:p>
          </table:table-cell>
          <table:table-cell office:value-type="float" office:value="40.88902" calcext:value-type="float">
            <text:p>40.88902</text:p>
          </table:table-cell>
          <table:table-cell office:value-type="float" office:value="-124.14545" calcext:value-type="float">
            <text:p>-124.14545</text:p>
          </table:table-cell>
          <table:table-cell office:value-type="string" calcext:value-type="string">
            <text:p>3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;11;1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45" calcext:value-type="float">
            <text:p>45</text:p>
          </table:table-cell>
          <table:table-cell office:value-type="float" office:value="40.88902" calcext:value-type="float">
            <text:p>40.88902</text:p>
          </table:table-cell>
          <table:table-cell office:value-type="float" office:value="-124.14545" calcext:value-type="float">
            <text:p>-124.14545</text:p>
          </table:table-cell>
          <table:table-cell office:value-type="string" calcext:value-type="string">
            <text:p>7;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4,8,6;13,8,11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46" calcext:value-type="float">
            <text:p>46</text:p>
          </table:table-cell>
          <table:table-cell office:value-type="float" office:value="40.88932" calcext:value-type="float">
            <text:p>40.88932</text:p>
          </table:table-cell>
          <table:table-cell office:value-type="float" office:value="-124.14574" calcext:value-type="float">
            <text:p>-124.14574</text:p>
          </table:table-cell>
          <table:table-cell office:value-type="string" calcext:value-type="string">
            <text:p>2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;2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46" calcext:value-type="float">
            <text:p>46</text:p>
          </table:table-cell>
          <table:table-cell office:value-type="float" office:value="40.88932" calcext:value-type="float">
            <text:p>40.88932</text:p>
          </table:table-cell>
          <table:table-cell office:value-type="float" office:value="-124.14574" calcext:value-type="float">
            <text:p>-124.14574</text:p>
          </table:table-cell>
          <table:table-cell office:value-type="string" calcext:value-type="string">
            <text:p>22;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5,3;9,4,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47" calcext:value-type="float">
            <text:p>47</text:p>
          </table:table-cell>
          <table:table-cell office:value-type="float" office:value="40.88957" calcext:value-type="float">
            <text:p>40.88957</text:p>
          </table:table-cell>
          <table:table-cell office:value-type="float" office:value="-124.14577" calcext:value-type="float">
            <text:p>-124.14577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ULIN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47" calcext:value-type="float">
            <text:p>47</text:p>
          </table:table-cell>
          <table:table-cell office:value-type="float" office:value="40.88957" calcext:value-type="float">
            <text:p>40.88957</text:p>
          </table:table-cell>
          <table:table-cell office:value-type="float" office:value="-124.14577" calcext:value-type="float">
            <text:p>-124.14577</text:p>
          </table:table-cell>
          <table:table-cell office:value-type="string" calcext:value-type="string">
            <text:p>10;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,6,3;5,4,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48" calcext:value-type="float">
            <text:p>48</text:p>
          </table:table-cell>
          <table:table-cell office:value-type="float" office:value="40.88984" calcext:value-type="float">
            <text:p>40.88984</text:p>
          </table:table-cell>
          <table:table-cell office:value-type="float" office:value="-124.14589" calcext:value-type="float">
            <text:p>-124.14589</text:p>
          </table:table-cell>
          <table:table-cell office:value-type="string" calcext:value-type="string">
            <text:p>2;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;17,1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48" calcext:value-type="float">
            <text:p>48</text:p>
          </table:table-cell>
          <table:table-cell office:value-type="float" office:value="40.88984" calcext:value-type="float">
            <text:p>40.88984</text:p>
          </table:table-cell>
          <table:table-cell office:value-type="float" office:value="-124.14589" calcext:value-type="float">
            <text:p>-124.14589</text:p>
          </table:table-cell>
          <table:table-cell office:value-type="string" calcext:value-type="string">
            <text:p>12;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,6,7;5,4,7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ULIN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49" calcext:value-type="float">
            <text:p>49</text:p>
          </table:table-cell>
          <table:table-cell office:value-type="float" office:value="40.89008" calcext:value-type="float">
            <text:p>40.89008</text:p>
          </table:table-cell>
          <table:table-cell office:value-type="float" office:value="-124.14598" calcext:value-type="float">
            <text:p>-124.14598</text:p>
          </table:table-cell>
          <table:table-cell office:value-type="string" calcext:value-type="string">
            <text:p>1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1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49" calcext:value-type="float">
            <text:p>49</text:p>
          </table:table-cell>
          <table:table-cell office:value-type="float" office:value="40.89008" calcext:value-type="float">
            <text:p>40.89008</text:p>
          </table:table-cell>
          <table:table-cell office:value-type="float" office:value="-124.14598" calcext:value-type="float">
            <text:p>-124.14598</text:p>
          </table:table-cell>
          <table:table-cell office:value-type="string" calcext:value-type="string">
            <text:p>14;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6,6;5,4,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50" calcext:value-type="float">
            <text:p>50</text:p>
          </table:table-cell>
          <table:table-cell office:value-type="float" office:value="40.89054" calcext:value-type="float">
            <text:p>40.89054</text:p>
          </table:table-cell>
          <table:table-cell office:value-type="float" office:value="-124.14613" calcext:value-type="float">
            <text:p>-124.14613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50" calcext:value-type="float">
            <text:p>50</text:p>
          </table:table-cell>
          <table:table-cell office:value-type="float" office:value="40.89054" calcext:value-type="float">
            <text:p>40.89054</text:p>
          </table:table-cell>
          <table:table-cell office:value-type="float" office:value="-124.14613" calcext:value-type="float">
            <text:p>-124.14613</text:p>
          </table:table-cell>
          <table:table-cell office:value-type="string" calcext:value-type="string">
            <text:p>19;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,4,3;5,5,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51" calcext:value-type="float">
            <text:p>51</text:p>
          </table:table-cell>
          <table:table-cell office:value-type="float" office:value="40.89377" calcext:value-type="float">
            <text:p>40.89377</text:p>
          </table:table-cell>
          <table:table-cell office:value-type="float" office:value="-124.14677" calcext:value-type="float">
            <text:p>-124.14677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ULIN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51" calcext:value-type="float">
            <text:p>51</text:p>
          </table:table-cell>
          <table:table-cell office:value-type="float" office:value="40.89377" calcext:value-type="float">
            <text:p>40.89377</text:p>
          </table:table-cell>
          <table:table-cell office:value-type="float" office:value="-124.14677" calcext:value-type="float">
            <text:p>-124.14677</text:p>
          </table:table-cell>
          <table:table-cell office:value-type="string" calcext:value-type="string">
            <text:p>10;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7,3;8,5,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52" calcext:value-type="float">
            <text:p>52</text:p>
          </table:table-cell>
          <table:table-cell office:value-type="float" office:value="40.89438" calcext:value-type="float">
            <text:p>40.89438</text:p>
          </table:table-cell>
          <table:table-cell office:value-type="float" office:value="-124.14737" calcext:value-type="float">
            <text:p>-124.14737</text:p>
          </table:table-cell>
          <table:table-cell office:value-type="string" calcext:value-type="string">
            <text:p>9;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,7,15;10,12,9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53" calcext:value-type="float">
            <text:p>53</text:p>
          </table:table-cell>
          <table:table-cell office:value-type="float" office:value="40.89436" calcext:value-type="float">
            <text:p>40.89436</text:p>
          </table:table-cell>
          <table:table-cell office:value-type="float" office:value="-124.14751" calcext:value-type="float">
            <text:p>-124.14751</text:p>
          </table:table-cell>
          <table:table-cell office:value-type="string" calcext:value-type="string">
            <text:p>10;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,5,7;4,5,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54" calcext:value-type="float">
            <text:p>54</text:p>
          </table:table-cell>
          <table:table-cell office:value-type="float" office:value="40.89468" calcext:value-type="float">
            <text:p>40.89468</text:p>
          </table:table-cell>
          <table:table-cell office:value-type="float" office:value="-124.14889" calcext:value-type="float">
            <text:p>-124.14889</text:p>
          </table:table-cell>
          <table:table-cell office:value-type="string" calcext:value-type="string">
            <text:p>3;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,13;13,9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54" calcext:value-type="float">
            <text:p>54</text:p>
          </table:table-cell>
          <table:table-cell office:value-type="float" office:value="40.89468" calcext:value-type="float">
            <text:p>40.89468</text:p>
          </table:table-cell>
          <table:table-cell office:value-type="float" office:value="-124.14889" calcext:value-type="float">
            <text:p>-124.14889</text:p>
          </table:table-cell>
          <table:table-cell office:value-type="string" calcext:value-type="string">
            <text:p>26;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,4,3;5,3,2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55" calcext:value-type="float">
            <text:p>55</text:p>
          </table:table-cell>
          <table:table-cell office:value-type="float" office:value="40.89451" calcext:value-type="float">
            <text:p>40.89451</text:p>
          </table:table-cell>
          <table:table-cell office:value-type="float" office:value="-124.1489" calcext:value-type="float">
            <text:p>-124.1489</text:p>
          </table:table-cell>
          <table:table-cell office:value-type="string" calcext:value-type="string">
            <text:p>1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19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55" calcext:value-type="float">
            <text:p>55</text:p>
          </table:table-cell>
          <table:table-cell office:value-type="float" office:value="40.89451" calcext:value-type="float">
            <text:p>40.89451</text:p>
          </table:table-cell>
          <table:table-cell office:value-type="float" office:value="-124.1489" calcext:value-type="float">
            <text:p>-124.1489</text:p>
          </table:table-cell>
          <table:table-cell office:value-type="string" calcext:value-type="string">
            <text:p>21;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,3,6;4,4,4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56" calcext:value-type="float">
            <text:p>56</text:p>
          </table:table-cell>
          <table:table-cell office:value-type="float" office:value="40.89455" calcext:value-type="float">
            <text:p>40.89455</text:p>
          </table:table-cell>
          <table:table-cell office:value-type="float" office:value="-124.14915" calcext:value-type="float">
            <text:p>-124.14915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ULIN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56" calcext:value-type="float">
            <text:p>56</text:p>
          </table:table-cell>
          <table:table-cell office:value-type="float" office:value="40.89455" calcext:value-type="float">
            <text:p>40.89455</text:p>
          </table:table-cell>
          <table:table-cell office:value-type="float" office:value="-124.14915" calcext:value-type="float">
            <text:p>-124.14915</text:p>
          </table:table-cell>
          <table:table-cell office:value-type="string" calcext:value-type="string">
            <text:p>19;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,5,4;7,5,3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57" calcext:value-type="float">
            <text:p>57</text:p>
          </table:table-cell>
          <table:table-cell office:value-type="float" office:value="40.89477" calcext:value-type="float">
            <text:p>40.89477</text:p>
          </table:table-cell>
          <table:table-cell office:value-type="float" office:value="-124.14918" calcext:value-type="float">
            <text:p>-124.14918</text:p>
          </table:table-cell>
          <table:table-cell office:value-type="string" calcext:value-type="string">
            <text:p>2;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;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57" calcext:value-type="float">
            <text:p>57</text:p>
          </table:table-cell>
          <table:table-cell office:value-type="float" office:value="40.89477" calcext:value-type="float">
            <text:p>40.89477</text:p>
          </table:table-cell>
          <table:table-cell office:value-type="float" office:value="-124.14918" calcext:value-type="float">
            <text:p>-124.14918</text:p>
          </table:table-cell>
          <table:table-cell office:value-type="string" calcext:value-type="string">
            <text:p>14;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3,10,8;11,5,5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ULIN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58" calcext:value-type="float">
            <text:p>58</text:p>
          </table:table-cell>
          <table:table-cell office:value-type="float" office:value="40.89508" calcext:value-type="float">
            <text:p>40.89508</text:p>
          </table:table-cell>
          <table:table-cell office:value-type="float" office:value="-124.14888" calcext:value-type="float">
            <text:p>-124.14888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ULIN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58" calcext:value-type="float">
            <text:p>58</text:p>
          </table:table-cell>
          <table:table-cell office:value-type="float" office:value="40.89508" calcext:value-type="float">
            <text:p>40.89508</text:p>
          </table:table-cell>
          <table:table-cell office:value-type="float" office:value="-124.14888" calcext:value-type="float">
            <text:p>-124.14888</text:p>
          </table:table-cell>
          <table:table-cell office:value-type="string" calcext:value-type="string">
            <text:p>11;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2,7,11;6,10,9</text:p>
          </table:table-cell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59" calcext:value-type="float">
            <text:p>59</text:p>
          </table:table-cell>
          <table:table-cell office:value-type="float" office:value="40.89428" calcext:value-type="float">
            <text:p>40.89428</text:p>
          </table:table-cell>
          <table:table-cell office:value-type="float" office:value="-124.14491" calcext:value-type="float">
            <text:p>-124.14491</text:p>
          </table:table-cell>
          <table:table-cell office:value-type="string" calcext:value-type="string">
            <text:p>15;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,7,5;12,12,13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60" calcext:value-type="float">
            <text:p>60</text:p>
          </table:table-cell>
          <table:table-cell office:value-type="float" office:value="40.89396" calcext:value-type="float">
            <text:p>40.89396</text:p>
          </table:table-cell>
          <table:table-cell office:value-type="float" office:value="-124.14493" calcext:value-type="float">
            <text:p>-124.14493</text:p>
          </table:table-cell>
          <table:table-cell office:value-type="string" calcext:value-type="string">
            <text:p>14;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,6,7;3,4,6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61" calcext:value-type="float">
            <text:p>61</text:p>
          </table:table-cell>
          <table:table-cell office:value-type="float" office:value="40.89362" calcext:value-type="float">
            <text:p>40.89362</text:p>
          </table:table-cell>
          <table:table-cell office:value-type="float" office:value="-124.14479" calcext:value-type="float">
            <text:p>-124.14479</text:p>
          </table:table-cell>
          <table:table-cell office:value-type="string" calcext:value-type="string">
            <text:p>11;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1,4,6;5,8,12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62" calcext:value-type="float">
            <text:p>62</text:p>
          </table:table-cell>
          <table:table-cell office:value-type="float" office:value="40.89388" calcext:value-type="float">
            <text:p>40.89388</text:p>
          </table:table-cell>
          <table:table-cell office:value-type="float" office:value="-124.14445" calcext:value-type="float">
            <text:p>-124.14445</text:p>
          </table:table-cell>
          <table:table-cell office:value-type="string" calcext:value-type="string">
            <text:p>13;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,2,3;5,2,4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63" calcext:value-type="float">
            <text:p>63</text:p>
          </table:table-cell>
          <table:table-cell office:value-type="float" office:value="40.89228" calcext:value-type="float">
            <text:p>40.89228</text:p>
          </table:table-cell>
          <table:table-cell office:value-type="float" office:value="-124.14689" calcext:value-type="float">
            <text:p>-124.14689</text:p>
          </table:table-cell>
          <table:table-cell office:value-type="string" calcext:value-type="string">
            <text:p>17;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,5,3;6,6,3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5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64" calcext:value-type="float">
            <text:p>64</text:p>
          </table:table-cell>
          <table:table-cell office:value-type="float" office:value="40.89214" calcext:value-type="float">
            <text:p>40.89214</text:p>
          </table:table-cell>
          <table:table-cell office:value-type="float" office:value="-124.14698" calcext:value-type="float">
            <text:p>-124.14698</text:p>
          </table:table-cell>
          <table:table-cell office:value-type="string" calcext:value-type="string">
            <text:p>10;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,3,5;6,3,4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65" calcext:value-type="float">
            <text:p>65</text:p>
          </table:table-cell>
          <table:table-cell office:value-type="float" office:value="40.89188" calcext:value-type="float">
            <text:p>40.89188</text:p>
          </table:table-cell>
          <table:table-cell office:value-type="float" office:value="-124.14697" calcext:value-type="float">
            <text:p>-124.14697</text:p>
          </table:table-cell>
          <table:table-cell office:value-type="string" calcext:value-type="string">
            <text:p>4;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2,4,11;20,10,5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66" calcext:value-type="float">
            <text:p>66</text:p>
          </table:table-cell>
          <table:table-cell office:value-type="float" office:value="40.8915" calcext:value-type="float">
            <text:p>40.8915</text:p>
          </table:table-cell>
          <table:table-cell office:value-type="float" office:value="-124.14722" calcext:value-type="float">
            <text:p>-124.14722</text:p>
          </table:table-cell>
          <table:table-cell office:value-type="string" calcext:value-type="string">
            <text:p>14;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,3,7;12,6,6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67" calcext:value-type="float">
            <text:p>67</text:p>
          </table:table-cell>
          <table:table-cell office:value-type="float" office:value="40.89172" calcext:value-type="float">
            <text:p>40.89172</text:p>
          </table:table-cell>
          <table:table-cell office:value-type="float" office:value="-124.14755" calcext:value-type="float">
            <text:p>-124.14755</text:p>
          </table:table-cell>
          <table:table-cell office:value-type="string" calcext:value-type="string">
            <text:p>14;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,10,5;3,6,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68" calcext:value-type="float">
            <text:p>68</text:p>
          </table:table-cell>
          <table:table-cell office:value-type="float" office:value="40.89185" calcext:value-type="float">
            <text:p>40.89185</text:p>
          </table:table-cell>
          <table:table-cell office:value-type="float" office:value="-124.14767" calcext:value-type="float">
            <text:p>-124.14767</text:p>
          </table:table-cell>
          <table:table-cell office:value-type="string" calcext:value-type="string">
            <text:p>12;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,4,2;4,6,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69" calcext:value-type="float">
            <text:p>69</text:p>
          </table:table-cell>
          <table:table-cell office:value-type="float" office:value="40.89198" calcext:value-type="float">
            <text:p>40.89198</text:p>
          </table:table-cell>
          <table:table-cell office:value-type="float" office:value="-124.14776" calcext:value-type="float">
            <text:p>-124.14776</text:p>
          </table:table-cell>
          <table:table-cell office:value-type="string" calcext:value-type="string">
            <text:p>10;8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70" calcext:value-type="float">
            <text:p>70</text:p>
          </table:table-cell>
          <table:table-cell office:value-type="float" office:value="40.89121" calcext:value-type="float">
            <text:p>40.89121</text:p>
          </table:table-cell>
          <table:table-cell office:value-type="float" office:value="-124.14755" calcext:value-type="float">
            <text:p>-124.14755</text:p>
          </table:table-cell>
          <table:table-cell office:value-type="string" calcext:value-type="string">
            <text:p>14;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,7,8;3,4,5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71" calcext:value-type="float">
            <text:p>71</text:p>
          </table:table-cell>
          <table:table-cell office:value-type="float" office:value="40.89131" calcext:value-type="float">
            <text:p>40.89131</text:p>
          </table:table-cell>
          <table:table-cell office:value-type="float" office:value="-124.14777" calcext:value-type="float">
            <text:p>-124.14777</text:p>
          </table:table-cell>
          <table:table-cell office:value-type="string" calcext:value-type="string">
            <text:p>6;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,2,7;5,3,1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72" calcext:value-type="float">
            <text:p>72</text:p>
          </table:table-cell>
          <table:table-cell office:value-type="float" office:value="40.89149" calcext:value-type="float">
            <text:p>40.89149</text:p>
          </table:table-cell>
          <table:table-cell office:value-type="float" office:value="-124.1479" calcext:value-type="float">
            <text:p>-124.1479</text:p>
          </table:table-cell>
          <table:table-cell office:value-type="string" calcext:value-type="string">
            <text:p>17;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,5,4;3,4,7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73" calcext:value-type="float">
            <text:p>73</text:p>
          </table:table-cell>
          <table:table-cell office:value-type="float" office:value="40.89159" calcext:value-type="float">
            <text:p>40.89159</text:p>
          </table:table-cell>
          <table:table-cell office:value-type="float" office:value="-124.14842" calcext:value-type="float">
            <text:p>-124.14842</text:p>
          </table:table-cell>
          <table:table-cell office:value-type="string" calcext:value-type="string">
            <text:p>13;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,3,3;5,9,6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74" calcext:value-type="float">
            <text:p>74</text:p>
          </table:table-cell>
          <table:table-cell office:value-type="float" office:value="40.89269" calcext:value-type="float">
            <text:p>40.89269</text:p>
          </table:table-cell>
          <table:table-cell office:value-type="float" office:value="-124.14918" calcext:value-type="float">
            <text:p>-124.14918</text:p>
          </table:table-cell>
          <table:table-cell office:value-type="string" calcext:value-type="string">
            <text:p>1;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74" calcext:value-type="float">
            <text:p>74</text:p>
          </table:table-cell>
          <table:table-cell office:value-type="float" office:value="40.89269" calcext:value-type="float">
            <text:p>40.89269</text:p>
          </table:table-cell>
          <table:table-cell office:value-type="float" office:value="-124.14918" calcext:value-type="float">
            <text:p>-124.14918</text:p>
          </table:table-cell>
          <table:table-cell office:value-type="string" calcext:value-type="string">
            <text:p>18;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,4,4;5,3,4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75" calcext:value-type="float">
            <text:p>75</text:p>
          </table:table-cell>
          <table:table-cell office:value-type="float" office:value="40.89294" calcext:value-type="float">
            <text:p>40.89294</text:p>
          </table:table-cell>
          <table:table-cell office:value-type="float" office:value="-124.14939" calcext:value-type="float">
            <text:p>-124.14939</text:p>
          </table:table-cell>
          <table:table-cell office:value-type="string" calcext:value-type="string">
            <text:p>2;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6;1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75" calcext:value-type="float">
            <text:p>75</text:p>
          </table:table-cell>
          <table:table-cell office:value-type="float" office:value="40.89294" calcext:value-type="float">
            <text:p>40.89294</text:p>
          </table:table-cell>
          <table:table-cell office:value-type="float" office:value="-124.14939" calcext:value-type="float">
            <text:p>-124.14939</text:p>
          </table:table-cell>
          <table:table-cell office:value-type="string" calcext:value-type="string">
            <text:p>17;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,6,6;7,2,4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erigeron_glaucus</text:p>
          </table:table-cell>
          <table:table-cell office:value-type="float" office:value="76" calcext:value-type="float">
            <text:p>76</text:p>
          </table:table-cell>
          <table:table-cell office:value-type="float" office:value="40.89183" calcext:value-type="float">
            <text:p>40.89183</text:p>
          </table:table-cell>
          <table:table-cell office:value-type="float" office:value="-124.14588" calcext:value-type="float">
            <text:p>-124.14588</text:p>
          </table:table-cell>
          <table:table-cell office:value-type="string" calcext:value-type="string">
            <text:p>1;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;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76" calcext:value-type="float">
            <text:p>76</text:p>
          </table:table-cell>
          <table:table-cell office:value-type="float" office:value="40.89183" calcext:value-type="float">
            <text:p>40.89183</text:p>
          </table:table-cell>
          <table:table-cell office:value-type="float" office:value="-124.14588" calcext:value-type="float">
            <text:p>-124.14588</text:p>
          </table:table-cell>
          <table:table-cell office:value-type="string" calcext:value-type="string">
            <text:p>16;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,4,4;5,3,3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77" calcext:value-type="float">
            <text:p>77</text:p>
          </table:table-cell>
          <table:table-cell office:value-type="float" office:value="40.89272" calcext:value-type="float">
            <text:p>40.89272</text:p>
          </table:table-cell>
          <table:table-cell office:value-type="float" office:value="-124.14568" calcext:value-type="float">
            <text:p>-124.14568</text:p>
          </table:table-cell>
          <table:table-cell office:value-type="string" calcext:value-type="string">
            <text:p>19;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,4,6;8,6,6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78" calcext:value-type="float">
            <text:p>78</text:p>
          </table:table-cell>
          <table:table-cell office:value-type="float" office:value="40.89229" calcext:value-type="float">
            <text:p>40.89229</text:p>
          </table:table-cell>
          <table:table-cell office:value-type="float" office:value="-124.1441" calcext:value-type="float">
            <text:p>-124.1441</text:p>
          </table:table-cell>
          <table:table-cell office:value-type="string" calcext:value-type="string">
            <text:p>12;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,5,2;5,4,10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79" calcext:value-type="float">
            <text:p>79</text:p>
          </table:table-cell>
          <table:table-cell office:value-type="float" office:value="40.89208" calcext:value-type="float">
            <text:p>40.89208</text:p>
          </table:table-cell>
          <table:table-cell office:value-type="float" office:value="-124.14403" calcext:value-type="float">
            <text:p>-124.14403</text:p>
          </table:table-cell>
          <table:table-cell office:value-type="string" calcext:value-type="string">
            <text:p>10;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1,5,3;5,4,5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80" calcext:value-type="float">
            <text:p>80</text:p>
          </table:table-cell>
          <table:table-cell office:value-type="float" office:value="40.89182" calcext:value-type="float">
            <text:p>40.89182</text:p>
          </table:table-cell>
          <table:table-cell office:value-type="float" office:value="-124.14398" calcext:value-type="float">
            <text:p>-124.14398</text:p>
          </table:table-cell>
          <table:table-cell office:value-type="string" calcext:value-type="string">
            <text:p>9;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,7,8;4,8,5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  <table:table-row table:style-name="ro1">
          <table:table-cell office:value-type="string" calcext:value-type="string">
            <text:p>solidago_spathulata</text:p>
          </table:table-cell>
          <table:table-cell office:value-type="float" office:value="81" calcext:value-type="float">
            <text:p>81</text:p>
          </table:table-cell>
          <table:table-cell office:value-type="float" office:value="40.89155" calcext:value-type="float">
            <text:p>40.89155</text:p>
          </table:table-cell>
          <table:table-cell office:value-type="float" office:value="-124.14381" calcext:value-type="float">
            <text:p>-124.14381</text:p>
          </table:table-cell>
          <table:table-cell office:value-type="string" calcext:value-type="string">
            <text:p>15;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,8,7;8,9,4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09.26.20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1:13:14.274468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9:41:10.287244771</meta:creation-date>
    <dc:date>2021-10-11T11:13:33.742623190</dc:date>
    <meta:editing-duration>PT4H2M40S</meta:editing-duration>
    <meta:editing-cycles>86</meta:editing-cycles>
    <meta:generator>LibreOffice/6.0.7.3$Linux_X86_64 LibreOffice_project/00m0$Build-3</meta:generator>
    <meta:document-statistic meta:table-count="1" meta:cell-count="1813" meta:object-count="0"/>
  </office:meta>
</office:document-meta>
</file>